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cdbb5" officeooo:paragraph-rsid="000cdbb5"/>
    </style:style>
    <style:style style:name="P2" style:family="paragraph" style:parent-style-name="Standard">
      <style:text-properties fo:font-size="28pt" officeooo:rsid="000cdbb5" officeooo:paragraph-rsid="000d9420"/>
    </style:style>
    <style:style style:name="P3" style:family="paragraph" style:parent-style-name="Standard">
      <style:paragraph-properties style:line-height-at-least="0.1665in"/>
      <style:text-properties fo:font-size="28pt" officeooo:rsid="000cdbb5"/>
    </style:style>
    <style:style style:name="P4" style:family="paragraph" style:parent-style-name="Standard">
      <style:text-properties fo:font-size="28pt" officeooo:rsid="000d9420" officeooo:paragraph-rsid="000d9420"/>
    </style:style>
    <style:style style:name="P5" style:family="paragraph" style:parent-style-name="Standard">
      <style:paragraph-properties style:line-height-at-least="0.1665in"/>
      <style:text-properties fo:color="#000000" fo:font-size="24pt" fo:background-color="#ffffff"/>
    </style:style>
    <style:style style:name="P6" style:family="paragraph" style:parent-style-name="Standard">
      <style:text-properties fo:font-size="27pt" officeooo:rsid="000cdbb5" officeooo:paragraph-rsid="000cdbb5"/>
    </style:style>
    <style:style style:name="P7" style:family="paragraph" style:parent-style-name="Standard">
      <style:paragraph-properties style:line-height-at-least="0.1665in"/>
      <style:text-properties fo:color="#008000" fo:font-size="20pt" fo:background-color="#ffffff"/>
    </style:style>
    <style:style style:name="P8" style:family="paragraph" style:parent-style-name="Standard">
      <style:text-properties officeooo:paragraph-rsid="000cdbb5"/>
    </style:style>
    <style:style style:name="P9" style:family="paragraph" style:parent-style-name="Standard">
      <style:text-properties fo:font-size="28pt" officeooo:rsid="000cdbb5" officeooo:paragraph-rsid="000d9420"/>
    </style:style>
    <style:style style:name="P10" style:family="paragraph" style:parent-style-name="Standard">
      <style:text-properties fo:color="#008000" style:font-name="Consolas" fo:font-size="9pt" fo:font-weight="normal" officeooo:rsid="000cdbb5" officeooo:paragraph-rsid="000d9420" fo:background-color="#ffffff"/>
    </style:style>
    <style:style style:name="T1" style:family="text">
      <style:text-properties fo:color="#af00db" style:font-name="Consolas" fo:font-weight="normal" fo:background-color="#ffffff" loext:char-shading-value="0"/>
    </style:style>
    <style:style style:name="T2" style:family="text">
      <style:text-properties fo:color="#af00db" style:font-name="Consolas" fo:font-size="17pt" fo:font-weight="normal"/>
    </style:style>
    <style:style style:name="T3" style:family="text">
      <style:text-properties fo:color="#000000" style:font-name="Consolas" fo:font-weight="normal" fo:background-color="#ffffff" loext:char-shading-value="0"/>
    </style:style>
    <style:style style:name="T4" style:family="text">
      <style:text-properties fo:color="#000000" style:font-name="Consolas" fo:font-size="17pt" fo:font-weight="normal"/>
    </style:style>
    <style:style style:name="T5" style:family="text">
      <style:text-properties fo:color="#001080" style:font-name="Consolas" fo:font-weight="normal" fo:background-color="#ffffff" loext:char-shading-value="0"/>
    </style:style>
    <style:style style:name="T6" style:family="text">
      <style:text-properties fo:color="#001080" style:font-name="Consolas" fo:font-size="17pt" fo:font-weight="normal"/>
    </style:style>
    <style:style style:name="T7" style:family="text">
      <style:text-properties fo:color="#001080" style:font-name="Consolas" fo:font-size="21pt" fo:font-weight="normal"/>
    </style:style>
    <style:style style:name="T8" style:family="text">
      <style:text-properties fo:color="#795e26" style:font-name="Consolas" fo:font-weight="normal" fo:background-color="#ffffff" loext:char-shading-value="0"/>
    </style:style>
    <style:style style:name="T9" style:family="text">
      <style:text-properties fo:color="#795e26" style:font-name="Consolas" fo:font-size="17pt" fo:font-weight="normal"/>
    </style:style>
    <style:style style:name="T10" style:family="text">
      <style:text-properties fo:color="#795e26" style:font-name="Consolas" fo:font-size="21pt" fo:font-weight="normal"/>
    </style:style>
    <style:style style:name="T11" style:family="text">
      <style:text-properties fo:color="#a31515" style:font-name="Consolas" fo:font-weight="normal" fo:background-color="#ffffff" loext:char-shading-value="0"/>
    </style:style>
    <style:style style:name="T12" style:family="text">
      <style:text-properties fo:color="#a31515" style:font-name="Consolas" fo:font-size="17pt" fo:font-weight="normal"/>
    </style:style>
    <style:style style:name="T13" style:family="text">
      <style:text-properties fo:color="#a31515" style:font-name="Consolas" fo:font-size="21pt" fo:font-weight="normal"/>
    </style:style>
    <style:style style:name="T14" style:family="text">
      <style:text-properties fo:color="#09885a" style:font-name="Consolas" fo:font-weight="normal" fo:background-color="#ffffff" loext:char-shading-value="0"/>
    </style:style>
    <style:style style:name="T15" style:family="text">
      <style:text-properties fo:color="#09885a" style:font-name="Consolas" fo:font-size="17pt" fo:font-weight="normal"/>
    </style:style>
    <style:style style:name="T16" style:family="text">
      <style:text-properties fo:color="#09885a" style:font-name="Consolas" fo:font-size="21pt" fo:font-weight="normal"/>
    </style:style>
    <style:style style:name="T17" style:family="text">
      <style:text-properties style:font-name="Consolas" fo:font-size="17pt" fo:font-weight="normal"/>
    </style:style>
    <style:style style:name="T18" style:family="text">
      <style:text-properties style:font-name="Consolas" fo:font-size="21pt" fo:font-weight="normal"/>
    </style:style>
    <style:style style:name="T19" style:family="text">
      <style:text-properties fo:font-size="28pt" officeooo:rsid="000cdbb5"/>
    </style:style>
    <style:style style:name="T20" style:family="text">
      <style:text-properties fo:font-size="28pt" officeooo:rsid="001009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&lt;!-- All Rights Reserved Christopher Topalian Copyright 2020 --&gt;</text:p>
      <text:p text:style-name="P2"/>
      <text:p text:style-name="P2">Missing Persons Database – </text:p>
      <text:p text:style-name="P4">EARLY DRAFT – data needs confirmation</text:p>
      <text:p text:style-name="P1"/>
      <text:p text:style-name="P8"><text:span text:style-name="T19">This JAVASCRIPT </text:span><text:span text:style-name="T20">database application</text:span><text:span text:style-name="T19"> represents a portable method of displaying the information about the people missing. </text:span></text:p>
      <text:p text:style-name="P1"/>
      <text:p text:style-name="P1">We can filter the results, by tag name, such as</text:p>
      <text:p text:style-name="P6"><text:span text:style-name="T1">if</text:span><text:span text:style-name="T3">(</text:span><text:span text:style-name="T5">myRecord</text:span><text:span text:style-name="T3">[</text:span><text:span text:style-name="T5">i</text:span><text:span text:style-name="T3">].</text:span><text:span text:style-name="T5">tag</text:span><text:span text:style-name="T3">.</text:span><text:span text:style-name="T8">indexOf</text:span><text:span text:style-name="T3">(</text:span><text:span text:style-name="T11">"missing"</text:span><text:span text:style-name="T3">) != -</text:span><text:span text:style-name="T14">1</text:span><text:span text:style-name="T3">)</text:span></text:p>
      <text:p text:style-name="P1"/>
      <text:p text:style-name="P1">or</text:p>
      <text:p text:style-name="P1">Patterns can also be found using the &amp;&amp; operator.</text:p>
      <text:p text:style-name="P7">      //<text:span text:style-name="T17">How to Filter for 2 Criteria. Use the AND symbol.</text:span></text:p>
      <text:p text:style-name="P7"> <text:span text:style-name="T2">if</text:span><text:span text:style-name="T4">((</text:span><text:span text:style-name="T6">myRecord</text:span><text:span text:style-name="T4">[</text:span><text:span text:style-name="T6">i</text:span><text:span text:style-name="T4">].</text:span><text:span text:style-name="T6">tag</text:span><text:span text:style-name="T4">.</text:span><text:span text:style-name="T9">indexOf</text:span><text:span text:style-name="T4">(</text:span><text:span text:style-name="T12">"missing"</text:span><text:span text:style-name="T4">) != -</text:span><text:span text:style-name="T15">1</text:span><text:span text:style-name="T4">) &amp;&amp;</text:span></text:p>
      <text:p text:style-name="P5">      <text:span text:style-name="T18">(</text:span><text:span text:style-name="T7">myRecord</text:span><text:span text:style-name="T18">[</text:span><text:span text:style-name="T7">i</text:span><text:span text:style-name="T18">].</text:span><text:span text:style-name="T7">suspect</text:span><text:span text:style-name="T18">.</text:span><text:span text:style-name="T10">indexOf</text:span><text:span text:style-name="T18">(</text:span><text:span text:style-name="T13">"John Doe"</text:span><text:span text:style-name="T18">) != -</text:span><text:span text:style-name="T16">1</text:span><text:span text:style-name="T18">))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9T21:33:46.616000000</meta:creation-date>
    <dc:title>landscape</dc:title>
    <meta:editing-duration>PT5M38S</meta:editing-duration>
    <meta:editing-cycles>7</meta:editing-cycles>
    <meta:generator>LibreOffice/6.4.3.2$Windows_X86_64 LibreOffice_project/747b5d0ebf89f41c860ec2a39efd7cb15b54f2d8</meta:generator>
    <dc:date>2020-05-17T22:34:09.486000000</dc:date>
    <meta:document-statistic meta:table-count="0" meta:image-count="0" meta:object-count="0" meta:page-count="1" meta:paragraph-count="11" meta:word-count="75" meta:character-count="552" meta:non-whitespace-character-count="472"/>
    <meta:template xlink:type="simple" xlink:actuate="onRequest" xlink:title="landscape" xlink:href="../../AppData/Roaming/LibreOffice/4/user/template/landscape.ott" meta:date="2019-12-29T21:33:46.125000000"/>
  </office:meta>
</office:document-meta>
</file>